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oto Sans CJK SC Regular1" svg:font-family="'Noto Sans CJK SC Regular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a2d26" style:font-name-asian="Liberation Serif1" style:font-weight-asian="bold" style:font-name-complex="Symbol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a2d26" style:font-name-asian="Symbol" style:font-weight-asian="bold" style:font-name-complex="Symbol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0a2d26" style:font-weight-asian="bold" style:font-name-complex="Symbol"/>
    </style:style>
    <style:style style:name="P4" style:family="paragraph" style:parent-style-name="Standard">
      <style:paragraph-properties fo:text-align="justify" style:justify-single-word="false"/>
      <style:text-properties officeooo:paragraph-rsid="000a2d26"/>
    </style:style>
    <style:style style:name="P5" style:family="paragraph" style:parent-style-name="Standard">
      <style:paragraph-properties fo:text-align="justify" style:justify-single-word="false"/>
      <style:text-properties officeooo:paragraph-rsid="000d313a"/>
    </style:style>
    <style:style style:name="P6" style:family="paragraph" style:parent-style-name="Standard">
      <style:paragraph-properties fo:text-align="justify" style:justify-single-word="false"/>
      <style:text-properties officeooo:paragraph-rsid="00111de8"/>
    </style:style>
    <style:style style:name="P7" style:family="paragraph" style:parent-style-name="Standard">
      <style:text-properties fo:font-style="italic" officeooo:paragraph-rsid="000a2d26" style:font-name-asian="Liberation Serif1" style:font-style-asian="italic" style:font-name-complex="Symbol"/>
    </style:style>
    <style:style style:name="P8" style:family="paragraph" style:parent-style-name="Standard">
      <style:text-properties fo:font-style="italic" officeooo:paragraph-rsid="000a2d26" style:font-style-asian="italic" style:font-name-complex="Symbol"/>
    </style:style>
    <style:style style:name="P9" style:family="paragraph" style:parent-style-name="Standard">
      <style:paragraph-properties fo:text-align="justify" style:justify-single-word="false"/>
      <style:text-properties officeooo:paragraph-rsid="000a2d26" style:font-name-complex="Symbol"/>
    </style:style>
    <style:style style:name="P10" style:family="paragraph" style:parent-style-name="Standard">
      <style:paragraph-properties fo:text-align="justify" style:justify-single-word="false"/>
      <style:text-properties officeooo:paragraph-rsid="000a2d26" style:font-name-asian="Symbol" style:font-name-complex="Symbol"/>
    </style:style>
    <style:style style:name="P11" style:family="paragraph" style:parent-style-name="Standard">
      <style:paragraph-properties fo:text-align="justify" style:justify-single-word="false"/>
      <style:text-properties officeooo:paragraph-rsid="000a2d26" style:font-name-asian="Liberation Serif1" style:font-name-complex="Symbol"/>
    </style:style>
    <style:style style:name="P12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officeooo:paragraph-rsid="000a2d26"/>
    </style:style>
    <style:style style:name="P13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font-weight="bold" officeooo:paragraph-rsid="000a2d26" style:font-name-asian="Liberation Serif1" style:font-weight-asian="bold" style:font-name-complex="Symbol"/>
    </style:style>
    <style:style style:name="P14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font-weight="bold" officeooo:paragraph-rsid="000a2d26" style:font-weight-asian="bold" style:font-name-complex="Symbol"/>
    </style:style>
    <style:style style:name="P15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officeooo:paragraph-rsid="000a2d26" fo:background-color="#ffff00"/>
    </style:style>
    <style:style style:name="P16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font-style="italic" officeooo:rsid="001006bf" officeooo:paragraph-rsid="001006bf" fo:background-color="#ffff00" style:font-style-asian="italic" style:font-style-complex="italic"/>
    </style:style>
    <style:style style:name="P17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font-style="italic" officeooo:rsid="00108d66" officeooo:paragraph-rsid="00108d66" fo:background-color="#ffff00" style:font-style-asian="italic" style:font-style-complex="italic"/>
    </style:style>
    <style:style style:name="P18" style:family="paragraph" style:parent-style-name="Standard">
      <style:paragraph-properties fo:margin-left="1.27cm" fo:margin-right="0cm" fo:margin-top="0.423cm" fo:margin-bottom="0cm" loext:contextual-spacing="false" fo:text-align="justify" style:justify-single-word="false" fo:text-indent="-1.27cm" style:auto-text-indent="false"/>
      <style:text-properties officeooo:paragraph-rsid="000a2d26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0a2d26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0a2d26"/>
    </style:style>
    <style:style style:name="P21" style:family="paragraph" style:parent-style-name="Heading_20_2">
      <style:text-properties fo:font-style="normal" fo:font-weight="bold" officeooo:paragraph-rsid="000a2d26" style:font-name-asian="Symbol" style:font-style-asian="normal" style:font-weight-asian="bold" style:font-name-complex="Symbol"/>
    </style:style>
    <style:style style:name="P22" style:family="paragraph" style:parent-style-name="Heading_20_2">
      <style:paragraph-properties fo:margin-left="0cm" fo:margin-right="0cm" fo:text-indent="0cm" style:auto-text-indent="false"/>
      <style:text-properties fo:font-style="normal" fo:font-weight="bold" officeooo:paragraph-rsid="000a2d26" style:font-name-asian="Symbol" style:font-style-asian="normal" style:font-weight-asian="bold" style:font-name-complex="Symbo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P24" style:family="paragraph">
      <style:paragraph-properties fo:text-align="justify" style:punctuation-wrap="simple" style:writing-mode="lr-tb"/>
    </style:style>
    <style:style style:name="T1" style:family="text">
      <style:text-properties style:font-name-asian="Liberation Serif1"/>
    </style:style>
    <style:style style:name="T2" style:family="text">
      <style:text-properties style:font-name-asian="Liberation Serif1" style:font-name-complex="Symbol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 style:font-name-asian="Liberation Serif1"/>
    </style:style>
    <style:style style:name="T5" style:family="text">
      <style:text-properties fo:background-color="#ffff00" loext:char-shading-value="0" style:font-name-asian="Liberation Serif1" style:font-name-complex="Symbol"/>
    </style:style>
    <style:style style:name="T6" style:family="text">
      <style:text-properties fo:background-color="#ffff00" loext:char-shading-value="0" style:font-name-asian="Liberation Serif1" style:font-name-complex="Symbol" text:display="true"/>
    </style:style>
    <style:style style:name="T7" style:family="text">
      <style:text-properties fo:background-color="#ffff00" loext:char-shading-value="0" style:font-name-asian="Symbol" style:font-name-complex="Symbol"/>
    </style:style>
    <style:style style:name="T8" style:family="text">
      <style:text-properties fo:background-color="#ffff00" loext:char-shading-value="0" style:font-name-complex="Symbol"/>
    </style:style>
    <style:style style:name="T9" style:family="text">
      <style:text-properties officeooo:rsid="000e51a1" fo:background-color="#ffff00" loext:char-shading-value="0"/>
    </style:style>
    <style:style style:name="T10" style:family="text">
      <style:text-properties fo:font-style="normal" style:font-name-asian="Symbol" style:font-style-asian="normal" style:font-name-complex="Symbol" style:font-style-complex="normal"/>
    </style:style>
    <style:style style:name="T11" style:family="text">
      <style:text-properties fo:font-style="normal" officeooo:rsid="001111e3" style:font-name-asian="Symbol" style:font-style-asian="normal" style:font-name-complex="Symbol" style:font-style-complex="normal"/>
    </style:style>
    <style:style style:name="T12" style:family="text">
      <style:text-properties style:font-name-complex="Symbol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name-complex="Symbol"/>
    </style:style>
    <style:style style:name="T15" style:family="text">
      <style:text-properties fo:font-style="italic" style:font-name-asian="Symbol" style:font-style-asian="italic"/>
    </style:style>
    <style:style style:name="T16" style:family="text">
      <style:text-properties fo:font-style="italic" style:font-name-asian="Symbol" style:font-style-asian="italic" style:font-name-complex="Symbol"/>
    </style:style>
    <style:style style:name="T17" style:family="text">
      <style:text-properties fo:font-style="italic" style:font-name-asian="Symbol" style:font-style-asian="italic" style:font-name-complex="Symbol" style:font-style-complex="italic"/>
    </style:style>
    <style:style style:name="T18" style:family="text">
      <style:text-properties fo:font-style="italic" officeooo:rsid="000a2d26" style:font-name-asian="Symbol" style:font-style-asian="italic" style:font-name-complex="Symbol" style:font-style-complex="italic"/>
    </style:style>
    <style:style style:name="T19" style:family="text">
      <style:text-properties fo:font-style="italic" officeooo:rsid="000abe3a" style:font-name-asian="Symbol" style:font-style-asian="italic" style:font-name-complex="Symbol" style:font-style-complex="italic"/>
    </style:style>
    <style:style style:name="T20" style:family="text">
      <style:text-properties fo:font-style="italic" fo:background-color="#ffff00" loext:char-shading-value="0" style:font-name-asian="Symbol" style:font-style-asian="italic" style:font-name-complex="Symbol"/>
    </style:style>
    <style:style style:name="T21" style:family="text">
      <style:text-properties fo:font-style="italic" fo:background-color="#ffff00" loext:char-shading-value="0" style:font-name-asian="Liberation Serif1" style:font-style-asian="italic"/>
    </style:style>
    <style:style style:name="T22" style:family="text">
      <style:text-properties fo:font-style="italic" style:font-name-asian="Times New Roman" style:font-style-asian="italic" style:font-name-complex="Times New Roman"/>
    </style:style>
    <style:style style:name="T23" style:family="text">
      <style:text-properties fo:font-style="italic" style:font-name-asian="Liberation Serif1" style:font-style-asian="italic"/>
    </style:style>
    <style:style style:name="T24" style:family="text">
      <style:text-properties fo:font-style="italic" style:font-name-asian="Liberation Serif1" style:font-style-asian="italic" style:font-name-complex="Symbol"/>
    </style:style>
    <style:style style:name="T25" style:family="text">
      <style:text-properties style:font-name="Symbol" style:font-name-asian="Symbol" style:font-name-complex="Symbol"/>
    </style:style>
    <style:style style:name="T26" style:family="text">
      <style:text-properties style:font-name="Symbol" fo:background-color="#ffff00" loext:char-shading-value="0" style:font-name-asian="Symbol" style:font-name-complex="Symbol"/>
    </style:style>
    <style:style style:name="T27" style:family="text">
      <style:text-properties style:font-name-asian="Symbol"/>
    </style:style>
    <style:style style:name="T28" style:family="text">
      <style:text-properties style:font-name-asian="Symbol" style:font-name-complex="Symbol"/>
    </style:style>
    <style:style style:name="T29" style:family="text">
      <style:text-properties style:font-name-asian="Symbol" style:font-name-complex="Symbol" style:font-style-complex="italic"/>
    </style:style>
    <style:style style:name="T30" style:family="text">
      <style:text-properties style:font-name-asian="Symbol" style:font-name-complex="Symbol" style:font-style-complex="italic" text:display="true"/>
    </style:style>
    <style:style style:name="T31" style:family="text">
      <style:text-properties officeooo:rsid="000a2d26" style:font-name-asian="Symbol" style:font-name-complex="Symbol"/>
    </style:style>
    <style:style style:name="T32" style:family="text">
      <style:text-properties style:text-position="sub 58%" fo:font-style="italic" style:font-name-asian="Symbol" style:font-style-asian="italic" style:font-name-complex="Symbol"/>
    </style:style>
    <style:style style:name="T33" style:family="text">
      <style:text-properties style:text-position="sub 58%" fo:font-style="italic" fo:background-color="#ffff00" loext:char-shading-value="0" style:font-name-asian="Symbol" style:font-style-asian="italic" style:font-name-complex="Symbol"/>
    </style:style>
    <style:style style:name="T34" style:family="text">
      <style:text-properties style:text-position="sub 58%" fo:font-style="italic" fo:background-color="#ffff00" loext:char-shading-value="0" style:font-name-asian="Liberation Serif1" style:font-style-asian="italic" style:font-name-complex="Symbol"/>
    </style:style>
    <style:style style:name="T35" style:family="text">
      <style:text-properties style:text-position="sub 58%" fo:font-style="italic" style:font-name-asian="Liberation Serif1" style:font-style-asian="italic" style:font-name-complex="Symbol"/>
    </style:style>
    <style:style style:name="T36" style:family="text">
      <style:text-properties style:text-position="sub 58%" fo:font-style="italic" style:font-style-asian="italic" style:font-name-complex="Symbol"/>
    </style:style>
    <style:style style:name="T37" style:family="text">
      <style:text-properties style:text-position="sub 58%" fo:font-style="italic" style:font-name-asian="Times New Roman" style:font-style-asian="italic"/>
    </style:style>
    <style:style style:name="T38" style:family="text">
      <style:text-properties style:text-position="sub 58%" style:font-name-asian="Liberation Serif1" style:font-name-complex="Symbol"/>
    </style:style>
    <style:style style:name="T39" style:family="text">
      <style:text-properties style:text-position="sub 58%" fo:background-color="#ffff00" loext:char-shading-value="0" style:font-name-asian="Liberation Serif1" style:font-name-complex="Symbol"/>
    </style:style>
    <style:style style:name="T40" style:family="text">
      <style:text-properties style:text-position="sub 58%" style:font-name="Symbol" style:font-name-asian="Symbol" style:font-name-complex="Symbol"/>
    </style:style>
    <style:style style:name="T41" style:family="text">
      <style:text-properties style:text-position="sub 58%" style:font-name="Symbol" fo:background-color="#ffff00" loext:char-shading-value="0" style:font-name-asian="Symbol" style:font-name-complex="Symbol"/>
    </style:style>
    <style:style style:name="T42" style:family="text">
      <style:text-properties style:text-position="sub 58%" style:font-name-asian="Symbol"/>
    </style:style>
    <style:style style:name="T43" style:family="text">
      <style:text-properties style:text-position="sub 58%" style:font-name-asian="Symbol" style:font-name-complex="Symbol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super 58%" fo:font-style="italic" style:font-name-asian="Symbol" style:font-style-asian="italic" style:font-name-complex="Symbol"/>
    </style:style>
    <style:style style:name="T46" style:family="text">
      <style:text-properties style:text-position="super 58%" fo:font-style="italic" officeooo:rsid="000a2d26" style:font-name-asian="Symbol" style:font-style-asian="italic" style:font-name-complex="Symbol"/>
    </style:style>
    <style:style style:name="T47" style:family="text">
      <style:text-properties style:text-position="super 58%" fo:font-style="italic" officeooo:rsid="00111de8" style:font-name-asian="Symbol" style:font-style-asian="italic" style:font-name-complex="Symbol" style:font-style-complex="italic"/>
    </style:style>
    <style:style style:name="T48" style:family="text">
      <style:text-properties style:text-position="super 58%" fo:font-style="italic" officeooo:rsid="00111de8" style:font-name-asian="Symbol" style:font-style-asian="italic" style:font-name-complex="Symbol"/>
    </style:style>
    <style:style style:name="T49" style:family="text">
      <style:text-properties style:text-position="super 58%" fo:font-style="italic" officeooo:rsid="00127539" style:font-name-asian="Symbol" style:font-style-asian="italic" style:font-name-complex="Symbol"/>
    </style:style>
    <style:style style:name="T50" style:family="text">
      <style:text-properties style:text-position="super 58%" fo:font-style="italic" fo:background-color="#ffff00" loext:char-shading-value="0" style:font-name-asian="Symbol" style:font-style-asian="italic" style:font-name-complex="Symbol"/>
    </style:style>
    <style:style style:name="T51" style:family="text">
      <style:text-properties style:text-position="super 58%" fo:font-style="italic" officeooo:rsid="00111de8" fo:background-color="#ffff00" loext:char-shading-value="0" style:font-name-asian="Symbol" style:font-style-asian="italic" style:font-name-complex="Symbol"/>
    </style:style>
    <style:style style:name="T52" style:family="text">
      <style:text-properties style:text-position="super 58%" fo:font-style="italic" officeooo:rsid="000c6377" fo:background-color="#ffff00" loext:char-shading-value="0" style:font-name-asian="Symbol" style:font-style-asian="italic" style:font-name-complex="Symbol"/>
    </style:style>
    <style:style style:name="T53" style:family="text">
      <style:text-properties style:text-position="super 58%" fo:font-style="italic" fo:background-color="#ffff00" loext:char-shading-value="0" style:font-name-asian="Liberation Serif1" style:font-style-asian="italic" style:font-name-complex="Symbol"/>
    </style:style>
    <style:style style:name="T54" style:family="text">
      <style:text-properties style:text-position="super 58%" fo:font-style="italic" style:font-name-asian="Liberation Serif1" style:font-style-asian="italic" style:font-name-complex="Symbol"/>
    </style:style>
    <style:style style:name="T55" style:family="text">
      <style:text-properties style:text-position="super 58%" fo:font-style="italic" style:font-style-asian="italic" style:font-name-complex="Symbol"/>
    </style:style>
    <style:style style:name="T56" style:family="text">
      <style:text-properties style:text-position="super 58%" style:font-name-asian="Symbol" style:font-name-complex="Symbol"/>
    </style:style>
    <style:style style:name="T57" style:family="text">
      <style:text-properties style:text-position="super 58%" style:font-name-asian="Liberation Serif1" style:font-name-complex="Symbol"/>
    </style:style>
    <style:style style:name="T58" style:family="text">
      <style:text-properties style:text-position="super 58%" style:font-name-complex="Symbol"/>
    </style:style>
    <style:style style:name="T59" style:family="text">
      <style:text-properties fo:font-weight="bold" style:font-name-asian="Symbol" style:font-weight-asian="bold" style:font-name-complex="Symbol"/>
    </style:style>
    <style:style style:name="T60" style:family="text">
      <style:text-properties style:text-position="0% 100%" fo:font-style="italic" officeooo:rsid="000c6377" fo:background-color="#ffff00" loext:char-shading-value="0" style:font-name-asian="Liberation Serif1" style:font-style-asian="italic" style:font-name-complex="Symbol"/>
    </style:style>
    <style:style style:name="T61" style:family="text">
      <style:text-properties style:text-position="0% 100%" style:font-name="Symbol" fo:font-style="italic" officeooo:rsid="000c6377" fo:background-color="#ffff00" loext:char-shading-value="0" style:font-name-asian="Symbol" style:font-style-asian="italic" style:font-name-complex="Symbol"/>
    </style:style>
    <style:style style:name="T62" style:family="text">
      <style:text-properties style:text-position="0% 100%" style:font-name="Symbol" fo:font-style="normal" officeooo:rsid="000c6377" style:font-name-asian="Symbol" style:font-style-asian="normal" style:font-name-complex="Symbol" style:font-style-complex="normal"/>
    </style:style>
    <style:style style:name="T63" style:family="text">
      <style:text-properties style:text-position="0% 100%" style:font-name="Symbol" fo:font-style="normal" officeooo:rsid="000c6377" fo:background-color="#ffff00" loext:char-shading-value="0" style:font-name-asian="Symbol" style:font-style-asian="normal" style:font-name-complex="Symbol" style:font-style-complex="normal"/>
    </style:style>
    <style:style style:name="T64" style:family="text">
      <style:text-properties style:text-position="0% 100%" style:font-name="Symbol" officeooo:rsid="000c6377" style:font-name-asian="Symbol" style:font-name-complex="Symbol" style:font-style-complex="normal"/>
    </style:style>
    <style:style style:name="T65" style:family="text">
      <style:text-properties style:text-position="0% 100%" style:font-name="Liberation Serif" fo:font-style="italic" officeooo:rsid="000c6377" fo:background-color="#ffff00" loext:char-shading-value="0" style:font-name-asian="Symbol" style:font-style-asian="italic" style:font-name-complex="Symbol" style:font-style-complex="italic"/>
    </style:style>
    <style:style style:name="T66" style:family="text">
      <style:text-properties style:text-position="0% 100%" style:font-name="Liberation Serif" officeooo:rsid="000c6377" style:font-name-asian="Symbol" style:font-name-complex="Symbol"/>
    </style:style>
    <style:style style:name="T67" style:family="text">
      <style:text-properties style:text-position="0% 100%" fo:background-color="#ffff00" loext:char-shading-value="0" style:font-name-asian="Symbol" style:font-name-complex="Symbol"/>
    </style:style>
    <style:style style:name="T68" style:family="text">
      <style:text-properties style:text-position="0% 100%" fo:font-style="normal" style:font-name-asian="Symbol" style:font-style-asian="normal" style:font-name-complex="Symbol" style:font-style-complex="normal"/>
    </style:style>
    <style:style style:name="T69" style:family="text">
      <style:text-properties style:text-position="0% 100%" fo:font-style="normal" officeooo:rsid="001111e3" style:font-name-asian="Symbol" style:font-style-asian="normal" style:font-name-complex="Symbol" style:font-style-complex="normal"/>
    </style:style>
    <style:style style:name="T70" style:family="text">
      <style:text-properties style:text-position="0% 100%" officeooo:rsid="000c6377" style:font-name-asian="Liberation Serif1" style:font-name-complex="Symbol" style:font-style-complex="normal"/>
    </style:style>
    <style:style style:name="T71" style:family="text">
      <style:text-properties officeooo:rsid="00137d41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letter-kerning="true" style:font-name-asian="Noto Sans CJK SC Regular1" style:font-size-asian="10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text-scale="100%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-16% 100%" style:font-name="Liberation Serif1" fo:font-size="6pt" fo:letter-spacing="normal" fo:language="en" fo:country="US" fo:font-style="italic" fo:text-shadow="none" style:text-underline-style="none" fo:font-weight="normal" style:letter-kerning="true" style:font-name-asian="Symbol" style:font-size-asian="6pt" style:language-asian="zh" style:country-asian="CN" style:font-style-asian="italic" style:font-weight-asian="normal" style:font-name-complex="Liberation Serif1" style:font-size-complex="12pt" style:language-complex="hi" style:country-complex="IN" style:font-style-complex="italic" style:font-weight-complex="normal" style:text-emphasize="none" style:text-scale="100%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16% 100%" style:font-name="Liberation Serif1" fo:font-size="6pt" fo:letter-spacing="normal" fo:language="en" fo:country="US" fo:font-style="normal" fo:text-shadow="none" style:text-underline-style="none" fo:font-weight="normal" style:letter-kerning="true" style:font-name-asian="Symbol" style:font-size-asian="6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text-scale="100%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-16% 100%" style:font-name="Symbol" fo:font-size="6pt" fo:letter-spacing="normal" fo:language="en" fo:country="US" fo:font-style="normal" fo:text-shadow="none" style:text-underline-style="none" fo:font-weight="normal" style:letter-kerning="true" style:font-name-asian="Symbol" style:font-size-asian="6pt" style:language-asian="zh" style:country-asian="CN" style:font-style-asian="normal" style:font-weight-asian="normal" style:font-name-complex="Symbol" style:font-size-complex="12pt" style:language-complex="hi" style:country-complex="IN" style:font-style-complex="normal" style:font-weight-complex="normal" style:text-emphasize="none" style:text-scale="100%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0pt" fo:letter-spacing="normal" fo:language="en" fo:country="US" fo:font-style="italic" fo:text-shadow="none" style:text-underline-style="none" fo:font-weight="normal" style:letter-kerning="true" style:font-name-asian="Symbol" style:font-size-asian="10pt" style:language-asian="zh" style:country-asian="CN" style:font-style-asian="italic" style:font-weight-asian="normal" style:font-name-complex="Liberation Serif1" style:font-size-complex="12pt" style:language-complex="hi" style:country-complex="IN" style:font-style-complex="italic" style:font-weight-complex="normal" style:text-emphasize="none" style:text-scale="100%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16% 100%" style:font-name="Liberation Serif1" fo:font-size="6pt" fo:letter-spacing="normal" fo:language="en" fo:country="US" fo:font-style="italic" fo:text-shadow="none" style:text-underline-style="none" fo:font-weight="normal" style:letter-kerning="true" style:font-name-asian="Symbol" style:font-size-asian="6pt" style:language-asian="zh" style:country-asian="CN" style:font-style-asian="italic" style:font-weight-asian="normal" style:font-name-complex="Liberation Serif1" style:font-size-complex="12pt" style:language-complex="hi" style:country-complex="IN" style:font-style-complex="italic" style:font-weight-complex="normal" style:text-emphasize="none" style:text-scale="100%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letter-kerning="true" style:font-name-asian="Noto Sans CJK SC Regular1" style:font-size-asian="10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span text:style-name="T71">gradc</text:span>4. Formulation for routing to establish dynamic lightpaths</text:h>
      <text:h text:style-name="P21" text:outline-level="2"/>
      <text:p text:style-name="P4"><text:span text:style-name="T2">In this section we present an </text:span><text:span text:style-name="T12">Integer Linear Program</text:span><text:span text:style-name="T2"> (ILP) formulation for addressing the problem of routing for dynamic establishment of lightpaths in translucent optical networks. Our ILP formulation </text:span><text:span text:style-name="T5">shows how translucent lightpaths can be routed </text:span><text:span text:style-name="T6"><office:annotation><dc:creator>Unknown Author</dc:creator><dc:date>2018-01-07T20:14:00</dc:date><text:p text:style-name="P23"><text:span text:style-name="T72">Determines the minimum cost of regeneration</text:span></text:p></office:annotation></text:span><text:span text:style-name="T5">to minimize the cost of regeneration</text:span><text:span text:style-name="T2"> (the number of regenerations) at regenerators in a scenario where requests for connection arrive one at a time continuously and are not known in advance. Specifying the number of allowable segments in a translucent lightpath route is essential as optical signals should be regenerated sparingly to prevent introduction of delay and BER [21]. It may be noted that paths of individual segments (representing transparent lightpaths) in a translucent lightpath route will not contain a cycle but a translucent lightpath route can have unavoidable cycles leading to OSSP. </text:span></text:p>
      <text:p text:style-name="P7"/>
      <text:p text:style-name="P8">a) Notations used in the formulation</text:p>
      <text:p text:style-name="P8"/>
      <text:p text:style-name="P9"><text:span text:style-name="T13">V</text:span>:<text:tab/>the set of nodes of the physical topology.</text:p>
      <text:p text:style-name="P4"><text:span text:style-name="T14">E</text:span><text:span text:style-name="T12">: <text:tab/>the set of all pairs of nodes (</text:span><text:span text:style-name="T14">i</text:span><text:span text:style-name="T12">, </text:span><text:span text:style-name="T14">j</text:span><text:span text:style-name="T12">) such that </text:span><text:span text:style-name="T14">i</text:span><text:span text:style-name="T25"></text:span><text:span text:style-name="T16">j</text:span><text:span text:style-name="T28"> is a link in the physical topology. </text:span></text:p>
      <text:p text:style-name="P4"><text:span text:style-name="T16">l</text:span><text:span text:style-name="T32">ij</text:span><text:span text:style-name="T28">:<text:tab/>the length of the link <text:s/></text:span><text:span text:style-name="T16">i</text:span><text:span text:style-name="T25"></text:span><text:span text:style-name="T16">j</text:span><text:span text:style-name="T28"> in the physical topology.</text:span></text:p>
      <text:p text:style-name="P4"><text:span text:style-name="T16">d</text:span><text:span text:style-name="T28">: <text:tab/>the distance signifying optical reach.</text:span></text:p>
      <text:p text:style-name="P4"><text:span text:style-name="T16">R</text:span><text:span text:style-name="T28">:<text:tab/>the set of all regenerators in the network whose locations are known.</text:span></text:p>
      <text:p text:style-name="P16"><text:span text:style-name="T28">P</text:span><text:span text:style-name="T10">:</text:span><text:span text:style-name="T28"><text:tab/></text:span><text:span text:style-name="T10">the set of all </text:span><text:span text:style-name="T11">route</text:span><text:span text:style-name="T10">s for the given request.</text:span></text:p>
      <text:p text:style-name="P12"><text:span text:style-name="T16">s</text:span><text:span text:style-name="T28">: <text:tab/>a constant that denotes the number of allowable segments in a translucent lightpath route. </text:span></text:p>
      <text:p text:style-name="P17"><text:span text:style-name="T28">S</text:span><text:span text:style-name="T43">p</text:span><text:span text:style-name="T68">:<text:tab/>number of segments for </text:span><text:span text:style-name="T69">route</text:span><text:span text:style-name="T68"> </text:span><text:span text:style-name="T70">p </text:span><text:span text:style-name="T62"></text:span><text:span text:style-name="T64"> </text:span><text:span text:style-name="T66">P.</text:span></text:p>
      <text:p text:style-name="P12"><text:span text:style-name="T16">W</text:span><text:span text:style-name="T28">:<text:tab/>the set of all wavelengths available in a physical link.</text:span></text:p>
      <text:p text:style-name="P12"><text:span text:style-name="T16">N</text:span><text:span text:style-name="T32">i</text:span><text:span text:style-name="T28">:<text:tab/>an integer representing the number of regenerations that has occurred at regenerator </text:span><text:span text:style-name="T16">i</text:span><text:span text:style-name="T25"></text:span><text:span text:style-name="T16">R</text:span><text:span text:style-name="T28"> so far.</text:span></text:p>
      <text:p text:style-name="P12"><text:span text:style-name="T25"></text:span><text:span text:style-name="T32">i</text:span><text:span text:style-name="T28">:<text:tab/>a binary variable for node </text:span><text:span text:style-name="T16">i</text:span><text:span text:style-name="T25"></text:span><text:span text:style-name="T17">V</text:span><text:span text:style-name="T16"> </text:span><text:span text:style-name="T28">defined as follows.</text:span></text:p>
      <text:p text:style-name="P12"><text:span text:style-name="T28"><text:tab/></text:span><text:span text:style-name="T25"></text:span><text:span text:style-name="T32">i</text:span><text:span text:style-name="T28"> = 1, if node </text:span><text:span text:style-name="T16">i</text:span><text:span text:style-name="T28"> is a regenerator.</text:span></text:p>
      <text:p text:style-name="P12"><text:span text:style-name="T44"><text:s text:c="16"/></text:span><text:span text:style-name="T28">= 0, otherwise.</text:span></text:p>
      <text:p text:style-name="P12"><text:span text:style-name="T16">A</text:span><text:span text:style-name="T45">w</text:span><text:span text:style-name="T32">ij</text:span><text:span text:style-name="T28">:<text:tab/>a binary variable indicating whether wavelength </text:span><text:span text:style-name="T16">w</text:span><text:span text:style-name="T28"> is available in link </text:span><text:span text:style-name="T16">i</text:span><text:span text:style-name="T25"></text:span><text:span text:style-name="T16">j</text:span><text:span text:style-name="T28">, defined as follows.</text:span></text:p>
      <text:p text:style-name="P12"><text:span text:style-name="T44"><text:s text:c="12"/></text:span><text:span text:style-name="T16">A</text:span><text:span text:style-name="T45">w</text:span><text:span text:style-name="T32">ij</text:span><text:span text:style-name="T28"> = 1, if wavelength </text:span><text:span text:style-name="T16">w</text:span><text:span text:style-name="T28"> has already been assigned to an existing lightpath route on link </text:span><text:span text:style-name="T16">i</text:span><text:span text:style-name="T25"></text:span><text:span text:style-name="T16">j</text:span><text:span text:style-name="T28">.</text:span></text:p>
      <text:p text:style-name="P12"><text:span text:style-name="T22"><text:s text:c="18"/></text:span><text:span text:style-name="T28">= 0, otherwise.</text:span></text:p>
      <text:p text:style-name="P15"><text:span text:style-name="T16">C</text:span><text:span text:style-name="T45">k, </text:span><text:span text:style-name="T46">p</text:span><text:span text:style-name="T32">w</text:span><text:span text:style-name="T28">:<text:tab/>a binary variable indicating whether wavelength </text:span><text:span text:style-name="T16">w</text:span><text:span text:style-name="T28"> is consumed by the </text:span><text:span text:style-name="T16">k</text:span><text:span text:style-name="T45">th</text:span><text:span text:style-name="T28"> segment of a new lightpath </text:span><text:span text:style-name="T18">p</text:span><text:span text:style-name="T28">, defined as follows.</text:span></text:p>
      <text:p text:style-name="P15"><text:span text:style-name="T22"><text:s text:c="12"/></text:span><text:span text:style-name="T16">C</text:span><text:span text:style-name="T45">k, </text:span><text:span text:style-name="T46">p</text:span><text:span text:style-name="T32">w</text:span><text:span text:style-name="T28"> = 1, if the </text:span><text:span text:style-name="T16">k</text:span><text:span text:style-name="T45">th</text:span><text:span text:style-name="T28"> segment of a new lightpath </text:span><text:span text:style-name="T18">p</text:span><text:span text:style-name="T31"> </text:span><text:span text:style-name="T28">consumes wavelength </text:span><text:span text:style-name="T16">w</text:span><text:span text:style-name="T28">.</text:span></text:p>
      <text:p text:style-name="P15"><text:span text:style-name="T22"><text:s text:c="12"/></text:span><text:span text:style-name="T44"><text:s text:c="7"/></text:span><text:span text:style-name="T28">= 0, otherwise.</text:span></text:p>
      <text:p text:style-name="P15"><text:span text:style-name="T16">T</text:span><text:span text:style-name="T45">k, </text:span><text:span text:style-name="T46">p</text:span><text:span text:style-name="T32">ij</text:span><text:span text:style-name="T28">:<text:tab/>a binary variable indicating whether the </text:span><text:span text:style-name="T16">k</text:span><text:span text:style-name="T45">th</text:span><text:span text:style-name="T28"> segment of a new lightpath </text:span><text:span text:style-name="T18">p</text:span><text:span text:style-name="T31"> </text:span><text:span text:style-name="T28">traverses link </text:span><text:span text:style-name="T16">i</text:span><text:span text:style-name="T25"></text:span><text:span text:style-name="T16">j</text:span><text:span text:style-name="T28">, defined as follows.</text:span></text:p>
      <text:p text:style-name="P15"><text:span text:style-name="T44"><text:s text:c="12"/></text:span><text:span text:style-name="T16">T</text:span><text:span text:style-name="T45">k, </text:span><text:span text:style-name="T46">p</text:span><text:span text:style-name="T32">ij</text:span><text:span text:style-name="T28"> = 1, if the </text:span><text:span text:style-name="T16">k</text:span><text:span text:style-name="T45">th</text:span><text:span text:style-name="T28"> segment of the new lightpath </text:span><text:span text:style-name="T19">p</text:span><text:span text:style-name="T31"> </text:span><text:span text:style-name="T28">traverses link </text:span><text:span text:style-name="T16">i</text:span><text:span text:style-name="T25"></text:span><text:span text:style-name="T16">j</text:span><text:span text:style-name="T28">.</text:span></text:p>
      <text:p text:style-name="P15"><text:span text:style-name="T22"><text:s text:c="4"/></text:span><text:span text:style-name="T44"><text:s text:c="14"/></text:span><text:span text:style-name="T28">= 0, otherwise.</text:span></text:p>
      <text:p text:style-name="P18"><text:span text:style-name="T16">b</text:span><text:span text:style-name="T28">) </text:span><text:span text:style-name="T16">ILP formulation for minimizing the number of regenerations at a regenerator</text:span></text:p>
      <text:p text:style-name="P10"/>
      <text:p text:style-name="P4"><text:span text:style-name="T28">Given 1) the physical topology, </text:span><text:span text:style-name="T17">G</text:span><text:span text:style-name="T28">=(</text:span><text:span text:style-name="T17">V</text:span><text:span text:style-name="T28">,</text:span><text:span text:style-name="T17">E</text:span><text:span text:style-name="T28">) 2) the length of fibers (</text:span><text:span text:style-name="T16">l</text:span><text:span text:style-name="T32">ij</text:span><text:span text:style-name="T28">) for each (</text:span><text:span text:style-name="T16">i</text:span><text:span text:style-name="T28">, </text:span><text:span text:style-name="T16">j</text:span><text:span text:style-name="T28">)</text:span><text:span text:style-name="T25"></text:span><text:span text:style-name="T17">E</text:span><text:span text:style-name="T29"> 3) the optical reach, </text:span><text:span text:style-name="T17">d</text:span><text:span text:style-name="T29"> 4) the set of all wavelengths (</text:span><text:span text:style-name="T17">W</text:span><text:span text:style-name="T29">) available in a physical link 5) the number of allowable segments (</text:span><text:span text:style-name="T17">s</text:span><text:span text:style-name="T29">) in a translucent lightpath route 6</text:span><text:span text:style-name="T28">) the location of all regenerators in </text:span><text:span text:style-name="T16">R</text:span><text:span text:style-name="T28"> and </text:span><text:span text:style-name="T29">7) the number of regenerations (</text:span><text:span text:style-name="T16">N</text:span><text:span text:style-name="T32">i</text:span><text:span text:style-name="T28">)</text:span><text:span text:style-name="T29"> that has taken place at a regenerator </text:span><text:span text:style-name="T16">i</text:span><text:span text:style-name="T25"></text:span><text:span text:style-name="T16">R</text:span><text:span text:style-name="T29"> so far,</text:span><text:span text:style-name="T30"><office:annotation><dc:creator>Unknown Author</dc:creator><dc:date>2018-01-06T23:54:00</dc:date><text:p text:style-name="P23"><text:span text:style-name="T78">and 8) <text:s/>translucent lightpaths between source and destination</text:span></text:p></office:annotation></text:span><text:span text:style-name="T28"> the </text:span><text:span text:style-name="T7">ILP formulation presented below determines the route of a new lightpath for communication</text:span><text:span text:style-name="T28"> between any source </text:span><text:span text:style-name="T16">S </text:span><text:span text:style-name="T28">and any destination </text:span><text:span text:style-name="T16">D</text:span><text:span text:style-name="T28">,</text:span><text:span text:style-name="T16"> </text:span><text:span text:style-name="T28">in a way such that the regenerations at the regenerators are minimized.</text:span></text:p>
      <text:p text:style-name="P2"/>
      <text:p text:style-name="P5"><text:soft-page-break/><text:span text:style-name="T59">Objective:</text:span><text:span text:style-name="T28"><text:tab/><text:tab/>minimize<text:tab/></text:span><text:span text:style-name="T20">N</text:span><text:span text:style-name="T33">i</text:span><text:span text:style-name="T5"> </text:span><text:span text:style-name="T8">+</text:span><text:span text:style-name="T5"> </text:span><text:span text:style-name="T53">s</text:span><text:span text:style-name="T5">∑</text:span><text:span text:style-name="T34">k</text:span><text:span text:style-name="T39">=1</text:span><text:span text:style-name="T5">∑</text:span><text:span text:style-name="T34">j: </text:span><text:span text:style-name="T39">(</text:span><text:span text:style-name="T34">i</text:span><text:span text:style-name="T39">, </text:span><text:span text:style-name="T34">j</text:span><text:span text:style-name="T39">)</text:span><text:span text:style-name="T41"></text:span><text:span text:style-name="T33">E</text:span><text:span text:style-name="T20"> T</text:span><text:span text:style-name="T50">k, </text:span><text:span text:style-name="T52">p</text:span><text:span text:style-name="T33">ij</text:span><text:span text:style-name="T7">,<text:tab/><text:tab/></text:span><text:span text:style-name="T26"></text:span><text:span text:style-name="T21">i</text:span><text:span text:style-name="T4"> where </text:span><text:span text:style-name="T26"></text:span><text:span text:style-name="T33">i</text:span><text:span text:style-name="T7"> = 1, </text:span><text:span text:style-name="T26"></text:span><text:span text:style-name="T67"> </text:span><text:span text:style-name="T60">p </text:span><text:span text:style-name="T63"></text:span><text:span text:style-name="T61"> </text:span><text:span text:style-name="T65">P</text:span></text:p>
      <text:p text:style-name="P10"/>
      <text:p text:style-name="P10">subjected to the following constraints<text:span text:style-name="T3"> (1-1</text:span><text:span text:style-name="T9">2</text:span><text:span text:style-name="T3">).</text:span></text:p>
      <text:p text:style-name="P13"/>
      <text:p text:style-name="P14">Constraints:</text:p>
      <text:p text:style-name="P3"/>
      <text:p text:style-name="P4"><text:span text:style-name="T12">1. The first segment in the route must originate at </text:span><text:span text:style-name="T14">S</text:span><text:span text:style-name="T12">. This can be expressed as follows.</text:span></text:p>
      <text:p text:style-name="P19"><text:span text:style-name="T44">∑</text:span><text:span text:style-name="T35">j</text:span><text:span text:style-name="T38">:(</text:span><text:span text:style-name="T35">S</text:span><text:span text:style-name="T38">, </text:span><text:span text:style-name="T35">j</text:span><text:span text:style-name="T38">)</text:span><text:span text:style-name="T40"></text:span><text:span text:style-name="T32">E</text:span><text:span text:style-name="T28"> </text:span><text:span text:style-name="T16">T</text:span><text:span text:style-name="T56">1, </text:span><text:span text:style-name="T47">p</text:span><text:span text:style-name="T32">Sj</text:span><text:span text:style-name="T28"> = 1</text:span></text:p>
      <text:p text:style-name="P10"/>
      <text:p text:style-name="P4"><text:span text:style-name="T28">2. No segment in the route is allowed to enter </text:span><text:span text:style-name="T16">S</text:span><text:span text:style-name="T28">. This can be expressed as follows.</text:span></text:p>
      <text:p text:style-name="P4"><text:span text:style-name="T28"><text:tab/></text:span><text:span text:style-name="T54">s</text:span><text:span text:style-name="T2">∑</text:span><text:span text:style-name="T35">k</text:span><text:span text:style-name="T38">=1</text:span><text:span text:style-name="T2">∑</text:span><text:span text:style-name="T35">j</text:span><text:span text:style-name="T38">:(</text:span><text:span text:style-name="T35">j</text:span><text:span text:style-name="T38">, </text:span><text:span text:style-name="T35">S</text:span><text:span text:style-name="T38">)</text:span><text:span text:style-name="T40"></text:span><text:span text:style-name="T32">E</text:span><text:span text:style-name="T28"> </text:span><text:span text:style-name="T16">T</text:span><text:span text:style-name="T45">k, </text:span><text:span text:style-name="T48">p</text:span><text:span text:style-name="T32">jS</text:span><text:span text:style-name="T28"> = 0</text:span></text:p>
      <text:p text:style-name="P10"/>
      <text:p text:style-name="P4"><text:span text:style-name="T28">3. Only one segment in the route is allowed to enter </text:span><text:span text:style-name="T16">D</text:span><text:span text:style-name="T28">. This can be expressed as follows.</text:span></text:p>
      <text:p text:style-name="P4"><text:span text:style-name="T28"><text:tab/></text:span><text:span text:style-name="T54">s</text:span><text:span text:style-name="T2">∑</text:span><text:span text:style-name="T35">k</text:span><text:span text:style-name="T38">=1</text:span><text:span text:style-name="T2">∑</text:span><text:span text:style-name="T35">j</text:span><text:span text:style-name="T38">:(</text:span><text:span text:style-name="T35">j</text:span><text:span text:style-name="T38">, </text:span><text:span text:style-name="T35">D</text:span><text:span text:style-name="T38">)</text:span><text:span text:style-name="T40"></text:span><text:span text:style-name="T32">E</text:span><text:span text:style-name="T28"> </text:span><text:span text:style-name="T16">T</text:span><text:span text:style-name="T45">k, </text:span><text:span text:style-name="T48">p</text:span><text:span text:style-name="T32">jD</text:span><text:span text:style-name="T28"> = 1</text:span></text:p>
      <text:p text:style-name="P10"/>
      <text:p text:style-name="P4"><text:span text:style-name="T28">4. No segment in the route is allowed to leave </text:span><text:span text:style-name="T16">D</text:span><text:span text:style-name="T28">. This can be expressed as follows.</text:span></text:p>
      <text:p text:style-name="P4"><text:span text:style-name="T28"><text:tab/></text:span><text:span text:style-name="T54">s</text:span><text:span text:style-name="T2">∑</text:span><text:span text:style-name="T35">k</text:span><text:span text:style-name="T38">=1</text:span><text:span text:style-name="T2">∑</text:span><text:span text:style-name="T35">j</text:span><text:span text:style-name="T38">:(</text:span><text:span text:style-name="T35">D</text:span><text:span text:style-name="T38">, </text:span><text:span text:style-name="T35">j</text:span><text:span text:style-name="T38">)</text:span><text:span text:style-name="T40"></text:span><text:span text:style-name="T32">E</text:span><text:span text:style-name="T28"> </text:span><text:span text:style-name="T16">T</text:span><text:span text:style-name="T45">k, </text:span><text:span text:style-name="T48">p</text:span><text:span text:style-name="T32">Dj</text:span><text:span text:style-name="T28"> = 0</text:span></text:p>
      <text:p text:style-name="P10"/>
      <text:p text:style-name="P4"><text:span text:style-name="T28">5. The last segment in the route must terminate at </text:span><text:span text:style-name="T16">D</text:span><text:span text:style-name="T28">. This can be expressed as follows.</text:span></text:p>
      <text:p text:style-name="P6"><text:span text:style-name="T28"><text:tab/></text:span><office:annotation office:name="__Annotation__3_1824279586"><dc:creator>Unknown Author</dc:creator><dc:date>2018-01-06T21:08:00</dc:date><text:p text:style-name="P23"><text:span text:style-name="T72">Last segment may be less than s since s is the no. of maximum possible segments.</text:span></text:p><text:p text:style-name="P23"><text:span text:style-name="T72">So it can be written as:</text:span></text:p><text:p text:style-name="P24"><text:span text:style-name="T72">∑</text:span><text:span text:style-name="T73">j</text:span><text:span text:style-name="T74">:(</text:span><text:span text:style-name="T73">j</text:span><text:span text:style-name="T74">, </text:span><text:span text:style-name="T73">D</text:span><text:span text:style-name="T74">)</text:span><text:span text:style-name="T75"></text:span><text:span text:style-name="T73">E</text:span><text:span text:style-name="T72"> </text:span><text:span text:style-name="T76">T</text:span><text:span text:style-name="T77">s’</text:span><text:span text:style-name="T73">jD</text:span><text:span text:style-name="T72"> = 1 where s’ is the last segment.</text:span></text:p></office:annotation><text:span text:style-name="T5">∑</text:span><text:span text:style-name="T34">j</text:span><text:span text:style-name="T39">:(</text:span><text:span text:style-name="T34">j</text:span><text:span text:style-name="T39">, </text:span><text:span text:style-name="T34">D</text:span><text:span text:style-name="T39">)</text:span><text:span text:style-name="T41"></text:span><text:span text:style-name="T33">E</text:span><text:span text:style-name="T7"> </text:span><text:span text:style-name="T20">T</text:span><text:span text:style-name="T50">k, </text:span><text:span text:style-name="T51">Sp</text:span><text:span text:style-name="T33">Dj </text:span><office:annotation-end office:name="__Annotation__3_1824279586"/><text:span text:style-name="T28">= 1</text:span></text:p>
      <text:p text:style-name="P10"/>
      <text:p text:style-name="P10">6. Every segment in the route that traverses a non-regenerator node must pass through it i.e. enter as well as leave the node. This can be expressed as follows.</text:p>
      <text:p text:style-name="P4"><text:span text:style-name="T28"><text:tab/> </text:span><text:span text:style-name="T2">∑</text:span><text:span text:style-name="T35">j</text:span><text:span text:style-name="T38">:(</text:span><text:span text:style-name="T35">i</text:span><text:span text:style-name="T38">, </text:span><text:span text:style-name="T35">j</text:span><text:span text:style-name="T38">)</text:span><text:span text:style-name="T40"></text:span><text:span text:style-name="T32">E</text:span><text:span text:style-name="T28"> </text:span><text:span text:style-name="T16">T</text:span><text:span text:style-name="T45">k, </text:span><text:span text:style-name="T49">p</text:span><text:span text:style-name="T32">ij</text:span><text:span text:style-name="T28"> – </text:span><text:span text:style-name="T2">∑</text:span><text:span text:style-name="T35">j</text:span><text:span text:style-name="T38">:(</text:span><text:span text:style-name="T35">j</text:span><text:span text:style-name="T38">, </text:span><text:span text:style-name="T35">i</text:span><text:span text:style-name="T38">)</text:span><text:span text:style-name="T40"></text:span><text:span text:style-name="T32">E</text:span><text:span text:style-name="T28"> </text:span><text:span text:style-name="T16">T</text:span><text:span text:style-name="T45">k, </text:span><text:span text:style-name="T49">p</text:span><text:span text:style-name="T32">ji</text:span><text:span text:style-name="T28"> = 0,<text:tab/><text:tab/></text:span><text:span text:style-name="T25"></text:span><text:span text:style-name="T23">i</text:span><text:span text:style-name="T1"> where </text:span><text:span text:style-name="T25"></text:span><text:span text:style-name="T32">i</text:span><text:span text:style-name="T28"> =0, </text:span><text:span text:style-name="T25"></text:span><text:span text:style-name="T23">k</text:span><text:span text:style-name="T1">, 1 </text:span><text:span text:style-name="T25"></text:span><text:span text:style-name="T2"> </text:span><text:span text:style-name="T24">k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4"><text:span text:style-name="T2">7. For every regenerator and for any two successive segments (</text:span><text:span text:style-name="T24">k</text:span><text:span text:style-name="T57">th</text:span><text:span text:style-name="T2"> and (</text:span><text:span text:style-name="T24">k</text:span><text:span text:style-name="T2">+1)</text:span><text:span text:style-name="T57">th</text:span><text:span text:style-name="T2">) <text:s/>in the route, the </text:span><text:span text:style-name="T24">k</text:span><text:span text:style-name="T57">th</text:span><text:span text:style-name="T2"> segment must terminate and the (</text:span><text:span text:style-name="T24">k</text:span><text:span text:style-name="T2">+1)</text:span><text:span text:style-name="T57">th</text:span><text:span text:style-name="T2"> must originate at the regenerator. This can be expressed as follows.</text:span></text:p>
      <text:p text:style-name="P4"><text:span text:style-name="T2"><text:tab/>∑</text:span><text:span text:style-name="T35">j</text:span><text:span text:style-name="T38">:(</text:span><text:span text:style-name="T35">i</text:span><text:span text:style-name="T38">, </text:span><text:span text:style-name="T35">j</text:span><text:span text:style-name="T38">)</text:span><text:span text:style-name="T40"></text:span><text:span text:style-name="T32">E</text:span><text:span text:style-name="T28"> </text:span><text:span text:style-name="T16">T</text:span><text:span text:style-name="T45">k</text:span><text:span text:style-name="T56">+1</text:span><text:span text:style-name="T32">ij</text:span><text:span text:style-name="T28"> – </text:span><text:span text:style-name="T2">∑</text:span><text:span text:style-name="T35">j</text:span><text:span text:style-name="T38">:(</text:span><text:span text:style-name="T35">j</text:span><text:span text:style-name="T38">, </text:span><text:span text:style-name="T35">i</text:span><text:span text:style-name="T38">)</text:span><text:span text:style-name="T40"></text:span><text:span text:style-name="T32">E</text:span><text:span text:style-name="T28"> </text:span><text:span text:style-name="T16">T</text:span><text:span text:style-name="T45">k</text:span><text:span text:style-name="T32">ji</text:span><text:span text:style-name="T28"> = 0, <text:tab/><text:tab/></text:span><text:span text:style-name="T25"></text:span><text:span text:style-name="T23">i</text:span><text:span text:style-name="T1"> where </text:span><text:span text:style-name="T25"></text:span><text:span text:style-name="T32">i</text:span><text:span text:style-name="T28"> =1, </text:span><text:span text:style-name="T25"></text:span><text:span text:style-name="T23">k</text:span><text:span text:style-name="T1">, 1 </text:span><text:span text:style-name="T25"></text:span><text:span text:style-name="T2"> </text:span><text:span text:style-name="T24">k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9"><text:span text:style-name="T1">8. The length of individual segment in the route should not exceed the optical reach. This can be expressed as follows.<text:tab/><text:tab/> <text:s/></text:span><text:s/></text:p>
      <text:p text:style-name="P20"><text:span text:style-name="T44">∑</text:span><text:span text:style-name="T38">(</text:span><text:span text:style-name="T35">i</text:span><text:span text:style-name="T38">, </text:span><text:span text:style-name="T35">j</text:span><text:span text:style-name="T38">)</text:span><text:span text:style-name="T40"></text:span><text:span text:style-name="T32">E</text:span><text:span text:style-name="T28"> </text:span><text:span text:style-name="T16">T</text:span><text:span text:style-name="T45">k</text:span><text:span text:style-name="T32">ij </text:span><text:span text:style-name="T28">. </text:span><text:span text:style-name="T16">l</text:span><text:span text:style-name="T32">ij</text:span><text:span text:style-name="T28"> </text:span><text:span text:style-name="T25"></text:span><text:span text:style-name="T2"> </text:span><text:span text:style-name="T24">d</text:span><text:span text:style-name="T2">, <text:tab/><text:tab/><text:tab/><text:tab/></text:span><text:span text:style-name="T25"></text:span><text:span text:style-name="T23">k</text:span><text:span text:style-name="T1">, 1 </text:span><text:span text:style-name="T25"></text:span><text:span text:style-name="T2"> </text:span><text:span text:style-name="T24">k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11">9. Every segment in the route must be assigned a single wavelength. This can be expressed as follows.</text:p>
      <text:p text:style-name="P4"><text:span text:style-name="T2"><text:tab/>∑</text:span><text:span text:style-name="T35">w</text:span><text:span text:style-name="T40"></text:span><text:span text:style-name="T35">W</text:span><text:span text:style-name="T2"> </text:span><text:span text:style-name="T14">C</text:span><text:span text:style-name="T55">k</text:span><text:span text:style-name="T36">w</text:span><text:span text:style-name="T12"> = 1,<text:tab/><text:tab/><text:tab/><text:tab/><text:tab/></text:span><text:span text:style-name="T25"></text:span><text:span text:style-name="T23">k</text:span><text:span text:style-name="T1">, 1 </text:span><text:span text:style-name="T25"></text:span><text:span text:style-name="T2"> </text:span><text:span text:style-name="T24">k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4"><text:span text:style-name="T2">10. The wavelength assigned to a segment must be available on all physical links traversed by the route.</text:span><text:span text:style-name="T12"> This can be expressed as follows.<text:tab/><text:tab/></text:span><text:span text:style-name="T2"><text:tab/><text:tab/></text:span></text:p>
      <text:p text:style-name="P12"><text:span text:style-name="T12"><text:tab/></text:span><text:span text:style-name="T25"></text:span><text:span text:style-name="T23"> w</text:span><text:span text:style-name="T25"></text:span><text:span text:style-name="T24">W</text:span><text:span text:style-name="T2">, </text:span><text:span text:style-name="T14">A</text:span><text:span text:style-name="T55">w</text:span><text:span text:style-name="T36">ij </text:span><text:span text:style-name="T12">. </text:span><text:span text:style-name="T14">T</text:span><text:span text:style-name="T55">k</text:span><text:span text:style-name="T36">ij</text:span><text:span text:style-name="T12"> + </text:span><text:span text:style-name="T14">C</text:span><text:span text:style-name="T55">k</text:span><text:span text:style-name="T36">w</text:span><text:span text:style-name="T12"> </text:span><text:span text:style-name="T25"></text:span><text:span text:style-name="T2"> 1,<text:tab/><text:tab/><text:tab/></text:span><text:span text:style-name="T25"></text:span><text:span text:style-name="T27">(</text:span><text:span text:style-name="T15">i</text:span><text:span text:style-name="T27">, </text:span><text:span text:style-name="T15">j</text:span><text:span text:style-name="T27">) </text:span><text:span text:style-name="T25"></text:span><text:span text:style-name="T28"> </text:span><text:span text:style-name="T16">E</text:span><text:span text:style-name="T28">, </text:span><text:span text:style-name="T25"></text:span><text:span text:style-name="T23">k</text:span><text:span text:style-name="T1">, 1 </text:span><text:span text:style-name="T25"></text:span><text:span text:style-name="T2"> </text:span><text:span text:style-name="T24">k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9">11. Two segments in the route that overlap and share a physical link (fiber) cannot be assigned the same wavelength. This is required for addressing OSSP and can be expressed as follows.</text:p>
      <text:p text:style-name="P4"><text:span text:style-name="T25"></text:span><text:span text:style-name="T37"> </text:span><text:span text:style-name="T23">w</text:span><text:span text:style-name="T25"></text:span><text:span text:style-name="T24">W</text:span><text:span text:style-name="T2">, </text:span><text:span text:style-name="T14">T</text:span><text:span text:style-name="T55">s</text:span><text:span text:style-name="T58">1</text:span><text:span text:style-name="T36">ij</text:span><text:span text:style-name="T12"> + </text:span><text:span text:style-name="T14">T</text:span><text:span text:style-name="T55">s</text:span><text:span text:style-name="T58">2</text:span><text:span text:style-name="T36">ij</text:span><text:span text:style-name="T12"> + </text:span><text:span text:style-name="T14">C</text:span><text:span text:style-name="T55">s</text:span><text:span text:style-name="T58">1</text:span><text:span text:style-name="T36">w</text:span><text:span text:style-name="T12"> + </text:span><text:span text:style-name="T14">C</text:span><text:span text:style-name="T55">s</text:span><text:span text:style-name="T58">2</text:span><text:span text:style-name="T36">w</text:span><text:span text:style-name="T12"> </text:span><text:span text:style-name="T25"></text:span><text:span text:style-name="T2"> 3,<text:tab/></text:span><text:span text:style-name="T25"></text:span><text:span text:style-name="T27">(</text:span><text:span text:style-name="T15">i</text:span><text:span text:style-name="T27">, </text:span><text:span text:style-name="T15">j</text:span><text:span text:style-name="T27">)</text:span><text:span text:style-name="T25"></text:span><text:span text:style-name="T16">E</text:span><text:span text:style-name="T28">,</text:span><text:span text:style-name="T25"></text:span><text:span text:style-name="T15">s</text:span><text:span text:style-name="T42">1</text:span><text:span text:style-name="T27">,</text:span><text:span text:style-name="T1">1 </text:span><text:span text:style-name="T25"></text:span><text:span text:style-name="T2"> </text:span><text:span text:style-name="T16">s</text:span><text:span text:style-name="T43">1</text:span><text:span text:style-name="T2"> </text:span><text:span text:style-name="T25"></text:span><text:span text:style-name="T2"> </text:span><text:span text:style-name="T24">s</text:span><text:span text:style-name="T2">, </text:span><text:span text:style-name="T25"></text:span><text:span text:style-name="T15">s</text:span><text:span text:style-name="T42">2</text:span><text:span text:style-name="T27">,</text:span><text:span text:style-name="T1">1 </text:span><text:span text:style-name="T25"></text:span><text:span text:style-name="T2"> </text:span><text:span text:style-name="T16">s</text:span><text:span text:style-name="T43">2</text:span><text:span text:style-name="T2"> </text:span><text:span text:style-name="T25"></text:span><text:span text:style-name="T2"> </text:span><text:span text:style-name="T24">s</text:span><text:span text:style-name="T2">.</text:span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oto Sans CJK SC Regular1" svg:font-family="'Noto Sans CJK SC Regular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1.27cm" style:auto-text-indent="false" fo:keep-with-next="always" style:text-autospace="none"/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2:49:33.996268143</meta:creation-date>
    <dc:date>2018-02-07T18:44:45.451329591</dc:date>
    <meta:editing-duration>PT51M1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996" meta:character-count="5122" meta:non-whitespace-character-count="4101"/>
  </office:meta>
</office:document-meta>
</file>